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deb67" officeooo:paragraph-rsid="001deb67"/>
    </style:style>
    <style:style style:name="P2" style:family="paragraph" style:parent-style-name="Standard">
      <style:text-properties officeooo:rsid="001deb67" officeooo:paragraph-rsid="001deb67"/>
    </style:style>
    <style:style style:name="P3" style:family="paragraph" style:parent-style-name="Standard">
      <style:text-properties officeooo:paragraph-rsid="001deb67"/>
    </style:style>
    <style:style style:name="P4" style:family="paragraph" style:parent-style-name="Standard">
      <style:text-properties officeooo:rsid="00201a21" officeooo:paragraph-rsid="00201a21"/>
    </style:style>
    <style:style style:name="P5" style:family="paragraph" style:parent-style-name="Standard">
      <style:text-properties officeooo:paragraph-rsid="002c43a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eb67"/>
    </style:style>
    <style:style style:name="T3" style:family="text">
      <style:text-properties fo:color="#2a00ff" loext:opacity="100%" fo:font-family="Consolas" style:font-family-generic="roman" style:font-pitch="variable" fo:font-size="10pt" officeooo:rsid="00230075" fo:background-color="transparent" loext:char-shading-value="0" style:font-size-asian="10pt"/>
    </style:style>
    <style:style style:name="T4" style:family="text">
      <style:text-properties fo:color="#2a00ff" loext:opacity="100%" fo:font-family="Consolas" style:font-family-generic="roman" style:font-pitch="variable" fo:font-size="10pt" officeooo:rsid="002aece2" fo:background-color="transparent" loext:char-shading-value="0" style:font-size-asian="10pt"/>
    </style:style>
    <style:style style:name="T5" style:family="text">
      <style:text-properties fo:color="#2a00ff" loext:opacity="100%" fo:font-family="Consolas" style:font-family-generic="roman" style:font-pitch="variable" fo:font-size="10pt" officeooo:rsid="000ed9e6" fo:background-color="transparent" loext:char-shading-value="0" style:font-size-asian="10pt"/>
    </style:style>
    <style:style style:name="T6" style:family="text">
      <style:text-properties fo:color="#2a00ff" loext:opacity="100%" fo:font-family="Consolas" style:font-family-generic="roman" style:font-pitch="variable" fo:font-size="10pt" officeooo:rsid="0011caed" fo:background-color="transparent" loext:char-shading-value="0" style:font-size-asian="10pt"/>
    </style:style>
    <style:style style:name="T7" style:family="text">
      <style:text-properties fo:color="#2a00ff" loext:opacity="100%" fo:font-family="Consolas" style:font-family-generic="roman" style:font-pitch="variable" fo:font-size="10pt" officeooo:rsid="0011caed" fo:background-color="transparent" loext:char-shading-value="0" style:font-size-asian="10pt"/>
    </style:style>
    <style:style style:name="T8" style:family="text">
      <style:text-properties fo:color="#2a00ff" loext:opacity="100%" fo:font-family="Consolas" style:font-family-generic="roman" style:font-pitch="variable" fo:font-size="10pt" officeooo:rsid="0012eaa8" fo:background-color="transparent" loext:char-shading-value="0" style:font-size-asian="10pt"/>
    </style:style>
    <style:style style:name="T9" style:family="text">
      <style:text-properties fo:color="#2a00ff" loext:opacity="100%" fo:font-family="Consolas" style:font-family-generic="roman" style:font-pitch="variable" fo:font-size="10pt" officeooo:rsid="0012eaa8" fo:background-color="transparent" loext:char-shading-value="0" style:font-size-asian="10pt"/>
    </style:style>
    <style:style style:name="T10" style:family="text">
      <style:text-properties fo:color="#2a00ff" loext:opacity="100%" fo:font-family="Consolas" style:font-family-generic="roman" style:font-pitch="variable" fo:font-size="10pt" officeooo:rsid="002d2172" fo:background-color="transparent" loext:char-shading-value="0" style:font-size-asian="10pt"/>
    </style:style>
    <style:style style:name="T11" style:family="text">
      <style:text-properties fo:color="#2a00ff" loext:opacity="100%" fo:font-family="Consolas" style:font-family-generic="roman" style:font-pitch="variable" fo:font-size="10pt" officeooo:rsid="001deb67" fo:background-color="transparent" loext:char-shading-value="0" style:font-size-asian="10pt"/>
    </style:style>
    <style:style style:name="T12" style:family="text">
      <style:text-properties fo:color="#2a00ff" loext:opacity="100%" fo:font-family="Consolas" style:font-family-generic="roman" style:font-pitch="variable" fo:font-size="10pt" officeooo:rsid="001813e9" fo:background-color="transparent" loext:char-shading-value="0" style:font-size-asian="10pt"/>
    </style:style>
    <style:style style:name="T13" style:family="text">
      <style:text-properties fo:color="#2a00ff" loext:opacity="100%" fo:font-family="Consolas" style:font-family-generic="roman" style:font-pitch="variable" fo:font-size="10pt" officeooo:rsid="002889a0" fo:background-color="transparent" loext:char-shading-value="0" style:font-size-asian="10pt"/>
    </style:style>
    <style:style style:name="T14" style:family="text">
      <style:text-properties fo:color="#2a00ff" loext:opacity="100%" fo:font-family="Consolas" style:font-family-generic="roman" style:font-pitch="variable" fo:font-size="10pt" officeooo:rsid="00340d1c" fo:background-color="transparent" loext:char-shading-value="0" style:font-size-asian="10pt"/>
    </style:style>
    <style:style style:name="T15" style:family="text">
      <style:text-properties officeooo:rsid="0025b420"/>
    </style:style>
    <style:style style:name="T16" style:family="text">
      <style:text-properties officeooo:rsid="0027a762"/>
    </style:style>
    <style:style style:name="T17" style:family="text">
      <style:text-properties fo:color="#2a00ff" loext:opacity="100%" fo:font-family="Consolas" style:font-family-generic="roman" style:font-pitch="variable" fo:font-size="10pt" officeooo:rsid="0015e07f" fo:background-color="transparent" loext:char-shading-value="0" style:font-size-asian="10pt"/>
    </style:style>
    <style:style style:name="T18" style:family="text">
      <style:text-properties fo:color="#2a00ff" loext:opacity="100%" fo:font-family="Consolas" style:font-family-generic="roman" style:font-pitch="variable" fo:font-size="10pt" fo:background-color="transparent" loext:char-shading-value="0" style:font-size-asian="10pt"/>
    </style:style>
    <style:style style:name="T19" style:family="text">
      <style:text-properties fo:color="#2a00ff" loext:opacity="100%" fo:font-family="Consolas" style:font-family-generic="roman" style:font-pitch="variable" fo:font-size="10pt" officeooo:rsid="002c43ad" fo:background-color="transparent" loext:char-shading-value="0" style:font-size-asian="10pt"/>
    </style:style>
    <style:style style:name="T20" style:family="text">
      <style:text-properties fo:color="#2a00ff" loext:opacity="100%" fo:font-family="Consolas" style:font-family-generic="roman" style:font-pitch="variable" fo:font-size="10pt" officeooo:rsid="002487f8" fo:background-color="transparent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8/01/2026</text:h>
      <text:p text:style-name="P1"/>
      <text:p text:style-name="P2"><text:span text:style-name="T1">Opérations</text:span></text:p>
      <text:p text:style-name="P3"><text:span text:style-name="T2">Nouvelles URL de créations d’opérations spécifiques.</text:span></text:p>
      <text:p text:style-name="Standard"><text:span text:style-name="T3">4 - </text:span><text:span text:style-name="T4">POST </text:span><text:span text:style-name="T5">/monatis/operations/</text:span><text:span text:style-name="T6">vente</text:span> <text:tab/><text:tab/><text:tab/><text:tab/>ajouté</text:p>
      <text:p text:style-name="Standard"><text:span text:style-name="T3">5 - </text:span><text:span text:style-name="T4">POST </text:span><text:span text:style-name="T6">/monatis/operations/achat</text:span><text:span text:style-name="T7"> <text:tab/><text:tab/><text:tab/><text:tab/></text:span>ajouté</text:p>
      <text:p text:style-name="Standard"><text:span text:style-name="T3">6 - </text:span><text:span text:style-name="T4">POST </text:span><text:span text:style-name="T6">/monatis/operations/retrait</text:span><text:span text:style-name="T7"> <text:tab/><text:tab/><text:tab/><text:tab/></text:span>ajouté</text:p>
      <text:p text:style-name="Standard"><text:span text:style-name="T3">7 - </text:span><text:span text:style-name="T4">POST </text:span><text:span text:style-name="T6">/monatis/operations/</text:span><text:span text:style-name="T8">liquidation</text:span><text:span text:style-name="T9"> <text:tab/><text:tab/><text:tab/></text:span>ajouté</text:p>
      <text:p text:style-name="Standard"><text:span text:style-name="T3">8 - </text:span><text:span text:style-name="T4">POST </text:span><text:span text:style-name="T6">/monatis/operations/</text:span><text:span text:style-name="T8">depot</text:span><text:span text:style-name="T9"> <text:tab/><text:tab/><text:tab/><text:tab/></text:span>ajouté</text:p>
      <text:p text:style-name="Standard"><text:span text:style-name="T3">9 - </text:span><text:span text:style-name="T4">POST </text:span><text:span text:style-name="T6">/monatis/operations/</text:span><text:span text:style-name="T8">investissement </text:span><text:span text:style-name="T9"><text:s/><text:tab/><text:tab/><text:tab/></text:span>ajouté</text:p>
      <text:p text:style-name="Standard"/>
      <text:p text:style-name="P1">Comptes internes</text:p>
      <text:p text:style-name="P3"><text:span text:style-name="T2">Nouvelle URL </text:span><text:span text:style-name="T10">GET </text:span><text:span text:style-name="T11">/monatis/</text:span><text:span text:style-name="T12">comptes/interne</text:span><text:span text:style-name="T11">/</text:span><text:span text:style-name="T13">{</text:span><text:span text:style-name="T14">codeTypeFonctionnement</text:span><text:span text:style-name="T13">} </text:span><text:span text:style-name="T2">qui permet de récupérer les comptes internes qui correspondent au type de fonctionnement indiqué.</text:span></text:p>
      <text:p text:style-name="P2"/>
      <text:p text:style-name="P1">Rapports</text:p>
      <text:p text:style-name="P4">Amélioration d<text:span text:style-name="T15">es</text:span> <text:span text:style-name="T16">rapports</text:span> existant<text:span text:style-name="T15">s</text:span> et création d’un nouveau rapport</text:p>
      <text:p text:style-name="Standard"><text:span text:style-name="T17">1 – GET </text:span><text:span text:style-name="T18">/monatis/rapports/releve_compte<text:tab/><text:tab/><text:tab/></text:span>retouché</text:p>
      <text:p text:style-name="P5"><text:span text:style-name="T19">2 - </text:span><text:span text:style-name="T17">GET </text:span><text:span text:style-name="T19">/monatis/rapports</text:span><text:span text:style-name="T19">/plus_moins_value/historique</text:span><text:tab/>retouché</text:p>
      <text:p text:style-name="Standard"><text:span text:style-name="T20">3 - </text:span><text:span text:style-name="T17">GET </text:span><text:span text:style-name="T18">/monatis/rapports</text:span><text:span text:style-name="T18">/plus_moins_value/</text:span><text:span text:style-name="T18">etat</text:span> <text:tab/><text:tab/>retouché</text:p>
      <text:p text:style-name="Standard"><text:span text:style-name="T20">4 - </text:span><text:span text:style-name="T17">GET </text:span><text:span text:style-name="T18">/monatis/rapports</text:span><text:span text:style-name="T18">/resumes_comptes_internes <text:tab/><text:tab/></text:span>ajout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2:51:52.768856800</meta:creation-date>
    <dc:date>2026-01-28T16:16:33.768143500</dc:date>
    <meta:editing-duration>PT3H24M33S</meta:editing-duration>
    <meta:editing-cycles>17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7" meta:word-count="87" meta:character-count="843" meta:non-whitespace-character-count="743"/>
  </office:meta>
</office:document-meta>
</file>